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ulka1" style:family="table">
      <style:table-properties style:width="16.949cm" fo:margin-left="-0.191cm" table:align="left" style:writing-mode="lr-tb"/>
    </style:style>
    <style:style style:name="Tabulka1.A" style:family="table-column">
      <style:table-column-properties style:column-width="5.812cm"/>
    </style:style>
    <style:style style:name="Tabulka1.B" style:family="table-column">
      <style:table-column-properties style:column-width="3.859cm"/>
    </style:style>
    <style:style style:name="Tabulka1.C" style:family="table-column">
      <style:table-column-properties style:column-width="3.468cm"/>
    </style:style>
    <style:style style:name="Tabulka1.D" style:family="table-column">
      <style:table-column-properties style:column-width="3.81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middle" fo:background-color="#f2dbdb" fo:padding-left="0.191cm" fo:padding-right="0.191cm" fo:padding-top="0cm" fo:padding-bottom="0cm" fo:border="none">
        <style:background-image/>
      </style:table-cell-properties>
    </style:style>
    <style:style style:name="Tabulka1.2" style:family="table-row">
      <style:table-row-properties style:min-row-height="1.429cm" fo:keep-together="auto"/>
    </style:style>
    <style:style style:name="Tabulka1.A2" style:family="table-cell">
      <style:table-cell-properties style:vertical-align="middle" fo:padding-left="0.191cm" fo:padding-right="0.191cm" fo:padding-top="0cm" fo:padding-bottom="0cm" fo:border="none"/>
    </style:style>
    <style:style style:name="Tabulka1.B2" style:family="table-cell">
      <style:table-cell-properties style:vertical-align="middle" fo:padding-left="0.191cm" fo:padding-right="0.191cm" fo:padding-top="0cm" fo:padding-bottom="0cm" fo:border="none"/>
    </style:style>
    <style:style style:name="Tabulka1.C2" style:family="table-cell">
      <style:table-cell-properties style:vertical-align="middle" fo:padding-left="0.191cm" fo:padding-right="0.191cm" fo:padding-top="0cm" fo:padding-bottom="0cm" fo:border="none"/>
    </style:style>
    <style:style style:name="Tabulka1.D2" style:family="table-cell">
      <style:table-cell-properties style:vertical-align="middle" fo:padding-left="0.191cm" fo:padding-right="0.191cm" fo:padding-top="0cm" fo:padding-bottom="0cm" fo:border="none"/>
    </style:style>
    <style:style style:name="Tabulka1.A3" style:family="table-cell">
      <style:table-cell-properties style:vertical-align="middle" fo:padding-left="0.191cm" fo:padding-right="0.191cm" fo:padding-top="0cm" fo:padding-bottom="0cm" fo:border="none"/>
    </style:style>
    <style:style style:name="Tabulka1.B3" style:family="table-cell">
      <style:table-cell-properties style:vertical-align="middle" fo:padding-left="0.191cm" fo:padding-right="0.191cm" fo:padding-top="0cm" fo:padding-bottom="0cm" fo:border="none"/>
    </style:style>
    <style:style style:name="Tabulka1.C3" style:family="table-cell">
      <style:table-cell-properties style:vertical-align="middle" fo:padding-left="0.191cm" fo:padding-right="0.191cm" fo:padding-top="0cm" fo:padding-bottom="0cm" fo:border="none"/>
    </style:style>
    <style:style style:name="Tabulka1.D3" style:family="table-cell">
      <style:table-cell-properties style:vertical-align="middle" fo:padding-left="0.191cm" fo:padding-right="0.191cm" fo:padding-top="0cm" fo:padding-bottom="0cm" fo:border="none"/>
    </style:style>
    <style:style style:name="Tabulka1.A4" style:family="table-cell">
      <style:table-cell-properties style:vertical-align="middle" fo:padding-left="0.191cm" fo:padding-right="0.191cm" fo:padding-top="0cm" fo:padding-bottom="0cm" fo:border="none"/>
    </style:style>
    <style:style style:name="Tabulka1.B4" style:family="table-cell">
      <style:table-cell-properties style:vertical-align="middle" fo:padding-left="0.191cm" fo:padding-right="0.191cm" fo:padding-top="0cm" fo:padding-bottom="0cm" fo:border="none"/>
    </style:style>
    <style:style style:name="Tabulka1.C4" style:family="table-cell">
      <style:table-cell-properties style:vertical-align="middle" fo:padding-left="0.191cm" fo:padding-right="0.191cm" fo:padding-top="0cm" fo:padding-bottom="0cm" fo:border="none"/>
    </style:style>
    <style:style style:name="Tabulka1.D4" style:family="table-cell">
      <style:table-cell-properties style:vertical-align="middle" fo:padding-left="0.191cm" fo:padding-right="0.191cm" fo:padding-top="0cm" fo:padding-bottom="0cm" fo:border="none"/>
    </style:style>
    <style:style style:name="Tabulka1.A5" style:family="table-cell">
      <style:table-cell-properties style:vertical-align="middle" fo:padding-left="0.191cm" fo:padding-right="0.191cm" fo:padding-top="0cm" fo:padding-bottom="0cm" fo:border="none"/>
    </style:style>
    <style:style style:name="Tabulka1.B5" style:family="table-cell">
      <style:table-cell-properties style:vertical-align="middle" fo:padding-left="0.191cm" fo:padding-right="0.191cm" fo:padding-top="0cm" fo:padding-bottom="0cm" fo:border="none"/>
    </style:style>
    <style:style style:name="Tabulka1.C5" style:family="table-cell">
      <style:table-cell-properties style:vertical-align="middle" fo:padding-left="0.191cm" fo:padding-right="0.191cm" fo:padding-top="0cm" fo:padding-bottom="0cm" fo:border="none"/>
    </style:style>
    <style:style style:name="Tabulka1.D5" style:family="table-cell">
      <style:table-cell-properties style:vertical-align="middle" fo:padding-left="0.191cm" fo:padding-right="0.191cm" fo:padding-top="0cm" fo:padding-bottom="0cm" fo:border="none"/>
    </style:style>
    <style:style style:name="Tabulka1.A6" style:family="table-cell">
      <style:table-cell-properties style:vertical-align="middle" fo:padding-left="0.191cm" fo:padding-right="0.191cm" fo:padding-top="0cm" fo:padding-bottom="0cm" fo:border="none"/>
    </style:style>
    <style:style style:name="Tabulka1.B6" style:family="table-cell">
      <style:table-cell-properties style:vertical-align="middle" fo:padding-left="0.191cm" fo:padding-right="0.191cm" fo:padding-top="0cm" fo:padding-bottom="0cm" fo:border="none"/>
    </style:style>
    <style:style style:name="Tabulka1.C6" style:family="table-cell">
      <style:table-cell-properties style:vertical-align="middle" fo:padding-left="0.191cm" fo:padding-right="0.191cm" fo:padding-top="0cm" fo:padding-bottom="0cm" fo:border="none"/>
    </style:style>
    <style:style style:name="Tabulka1.D6" style:family="table-cell">
      <style:table-cell-properties style:vertical-align="middle" fo:padding-left="0.191cm" fo:padding-right="0.191cm" fo:padding-top="0cm" fo:padding-bottom="0cm" fo:border="none"/>
    </style:style>
    <style:style style:name="Tabulka1.A7" style:family="table-cell">
      <style:table-cell-properties style:vertical-align="middle" fo:padding-left="0.191cm" fo:padding-right="0.191cm" fo:padding-top="0cm" fo:padding-bottom="0cm" fo:border="none"/>
    </style:style>
    <style:style style:name="Tabulka1.B7" style:family="table-cell">
      <style:table-cell-properties style:vertical-align="middle" fo:padding-left="0.191cm" fo:padding-right="0.191cm" fo:padding-top="0cm" fo:padding-bottom="0cm" fo:border="none"/>
    </style:style>
    <style:style style:name="Tabulka1.C7" style:family="table-cell">
      <style:table-cell-properties style:vertical-align="middle" fo:padding-left="0.191cm" fo:padding-right="0.191cm" fo:padding-top="0cm" fo:padding-bottom="0cm" fo:border="none"/>
    </style:style>
    <style:style style:name="Tabulka1.D7" style:family="table-cell">
      <style:table-cell-properties style:vertical-align="middle" fo:padding-left="0.191cm" fo:padding-right="0.191cm" fo:padding-top="0cm" fo:padding-bottom="0cm" fo:border="none"/>
    </style:style>
    <style:style style:name="Tabulka1.A8" style:family="table-cell">
      <style:table-cell-properties style:vertical-align="middle" fo:padding-left="0.191cm" fo:padding-right="0.191cm" fo:padding-top="0cm" fo:padding-bottom="0cm" fo:border="none"/>
    </style:style>
    <style:style style:name="Tabulka1.B8" style:family="table-cell">
      <style:table-cell-properties style:vertical-align="middle" fo:padding-left="0.191cm" fo:padding-right="0.191cm" fo:padding-top="0cm" fo:padding-bottom="0cm" fo:border="none"/>
    </style:style>
    <style:style style:name="Tabulka1.C8" style:family="table-cell">
      <style:table-cell-properties style:vertical-align="middle" fo:padding-left="0.191cm" fo:padding-right="0.191cm" fo:padding-top="0cm" fo:padding-bottom="0cm" fo:border="none"/>
    </style:style>
    <style:style style:name="Tabulka1.D8" style:family="table-cell">
      <style:table-cell-properties style:vertical-align="middle" fo:padding-left="0.191cm" fo:padding-right="0.191cm" fo:padding-top="0cm" fo:padding-bottom="0cm" fo:border="none"/>
    </style:style>
    <style:style style:name="Tabulka1.A9" style:family="table-cell">
      <style:table-cell-properties style:vertical-align="middle" fo:padding-left="0.191cm" fo:padding-right="0.191cm" fo:padding-top="0cm" fo:padding-bottom="0cm" fo:border="none"/>
    </style:style>
    <style:style style:name="Tabulka1.B9" style:family="table-cell">
      <style:table-cell-properties style:vertical-align="middle" fo:padding-left="0.191cm" fo:padding-right="0.191cm" fo:padding-top="0cm" fo:padding-bottom="0cm" fo:border="none"/>
    </style:style>
    <style:style style:name="Tabulka1.C9" style:family="table-cell">
      <style:table-cell-properties style:vertical-align="middle" fo:padding-left="0.191cm" fo:padding-right="0.191cm" fo:padding-top="0cm" fo:padding-bottom="0cm" fo:border="none"/>
    </style:style>
    <style:style style:name="Tabulka1.D9" style:family="table-cell">
      <style:table-cell-properties style:vertical-align="middle" fo:padding-left="0.191cm" fo:padding-right="0.191cm" fo:padding-top="0cm" fo:padding-bottom="0cm" fo:border="none"/>
    </style:style>
    <style:style style:name="Tabulka1.A10" style:family="table-cell">
      <style:table-cell-properties style:vertical-align="middle" fo:padding-left="0.191cm" fo:padding-right="0.191cm" fo:padding-top="0cm" fo:padding-bottom="0cm" fo:border="none"/>
    </style:style>
    <style:style style:name="Tabulka1.B10" style:family="table-cell">
      <style:table-cell-properties style:vertical-align="middle" fo:padding-left="0.191cm" fo:padding-right="0.191cm" fo:padding-top="0cm" fo:padding-bottom="0cm" fo:border="none"/>
    </style:style>
    <style:style style:name="Tabulka1.C10" style:family="table-cell">
      <style:table-cell-properties style:vertical-align="middle" fo:padding-left="0.191cm" fo:padding-right="0.191cm" fo:padding-top="0cm" fo:padding-bottom="0cm" fo:border="none"/>
    </style:style>
    <style:style style:name="Tabulka1.D10" style:family="table-cell">
      <style:table-cell-properties style:vertical-align="middle" fo:padding-left="0.191cm" fo:padding-right="0.191cm" fo:padding-top="0cm" fo:padding-bottom="0cm" fo:border="none"/>
    </style:style>
    <style:style style:name="Tabulka1.A11" style:family="table-cell">
      <style:table-cell-properties style:vertical-align="middle" fo:padding-left="0.191cm" fo:padding-right="0.191cm" fo:padding-top="0cm" fo:padding-bottom="0cm" fo:border="none"/>
    </style:style>
    <style:style style:name="Tabulka1.B11" style:family="table-cell">
      <style:table-cell-properties style:vertical-align="middle" fo:padding-left="0.191cm" fo:padding-right="0.191cm" fo:padding-top="0cm" fo:padding-bottom="0cm" fo:border="none"/>
    </style:style>
    <style:style style:name="Tabulka1.C11" style:family="table-cell">
      <style:table-cell-properties style:vertical-align="middle" fo:padding-left="0.191cm" fo:padding-right="0.191cm" fo:padding-top="0cm" fo:padding-bottom="0cm" fo:border="none"/>
    </style:style>
    <style:style style:name="Tabulka1.D11" style:family="table-cell">
      <style:table-cell-properties style:vertical-align="middle" fo:padding-left="0.191cm" fo:padding-right="0.191cm" fo:padding-top="0cm" fo:padding-bottom="0cm" fo:border="none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a6a6a6"/>
    </style:style>
    <style:style style:name="P2" style:family="paragraph" style:parent-style-name="Standard">
      <style:text-properties fo:font-size="10pt" style:font-size-asian="10pt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51pt solid #00000a" fo:border-bottom="none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text-properties fo:font-size="10pt" fo:font-weight="bold" style:font-size-asian="10pt" style:font-weight-asian="bold"/>
    </style:style>
    <style:style style:name="P6" style:family="paragraph" style:parent-style-name="Heading_20_1" style:master-page-name="Standard">
      <style:paragraph-properties style:page-number="auto"/>
    </style:style>
    <style:style style:name="P7" style:family="paragraph" style:parent-style-name="List_20_Paragraph" style:list-style-name="WWNum21"/>
    <style:style style:name="P8" style:family="paragraph" style:parent-style-name="List_20_Paragraph" style:list-style-name="WWNum5"/>
    <style:style style:name="P9" style:family="paragraph" style:parent-style-name="List_20_Paragraph" style:list-style-name="WWNum6"/>
    <style:style style:name="P10" style:family="paragraph" style:parent-style-name="Header">
      <style:text-properties fo:color="#7f7f7f" fo:font-style="italic" style:font-style-asian="italic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Cíl a plán řešení projektu</text:h>
      <text:p text:style-name="Standard"/>
      <text:p text:style-name="Standard"><text:span text:style-name="T1">Název projektu (název týmu):</text:span> Gui strategické hry</text:p>
      <text:p text:style-name="P4">Členové týmu:</text:p>
      <text:list xml:id="list1210461224" text:style-name="WWNum21">
        <text:list-item>
          <text:p text:style-name="P7"><text:bookmark text:name="_GoBack"/>Lukáš Frencl (xfrenc00@stud.fit.vutbr.cz)</text:p>
        </text:list-item>
        <text:list-item>
          <text:p text:style-name="P7">Radek Bařinka (xbarin04@stud.fit.vutbr.cz)</text:p>
        </text:list-item>
        <text:list-item>
          <text:p text:style-name="P7">Jan Pacner (xpacne00@stud.fit.vutbr.cz)</text:p>
        </text:list-item>
      </text:list>
      <text:h text:style-name="Heading_20_2" text:outline-level="2">Cíl projektu</text:h>
      <text:list xml:id="list1500535125" text:style-name="WWNum5">
        <text:list-item>
          <text:p text:style-name="P8">Jak výsledek vypadá? <text:line-break/>Steam-punkem šmrncnutá, simulovaná real-time strategie s moderními prvky (animace/videa, přehledné/decentní a nevtíravé ovládání) v případě varianty moderní a s „obyčejným“ ovládáním v případě varianty běžné (na které budeme demonstrovat aktuální stav majoritní části her).</text:p>
        </text:list-item>
        <text:list-item>
          <text:p text:style-name="P8">Jak se chová? Co řešení umí?<text:line-break/>Moderní varianta umí nadchnout ihned po prvním spuštění – uživatel hráč je vržen přímo do hry (od adrenalinového zážitku ho dělí pouze stisk jakékoliv klávesy nebo tlačítka myši). Přítomné víceúrovňové menu v moderním „koláčovém“ (pie-menu) pojetí umožňuje veškerá potřebná nastavení včetne přehledné nápovědy a simulovaného on-line obchodu („market“) s mapami a doplňky pro hru.</text:p>
          <text:p text:style-name="P8">Běžná varianta bude napodobeninou dnešních her, avšak se stejnou tématikou jako ta moderní (abychom mohli přímo srovnávat a měřit).</text:p>
        </text:list-item>
        <text:list-item>
          <text:p text:style-name="P8">Co řešení neumí? Co dělat nemá?<text:line-break/>Nelze hru hrát, protože je pouze simulovaná pomocí statických obrázků, případně videí. Výsledkem určitě nemá být použitelná aplikace, nýbrž jakési technologické demo na demonstraci odlehčeného pojetí GUI RTS a použití technologie QML jak v mobilním (tablety, netbooky), tak v desktopovém prostředí.</text:p>
        </text:list-item>
        <text:list-item>
          <text:p text:style-name="P8">Kdo to používá? Kdo z toho těží? Komu řešení pomáhá?</text:p>
        </text:list-item>
      </text:list>
      <text:p text:style-name="List_20_Paragraph">Řešení je zaměřeno především na neprofesionální hráče her a běžné uživatele, kteří se chtějí pouze bavit a nevyžadují při hraní žádnou disciplínu jaká se objevuje např. v herních soutěžích apod.</text:p>
      <text:list xml:id="list1508936336" text:continue-numbering="true" text:style-name="WWNum5">
        <text:list-item>
          <text:p text:style-name="P8">Co to přináší Vám?</text:p>
        </text:list-item>
      </text:list>
      <text:p text:style-name="List_20_Paragraph">Především nové zkušenosti s prací v týmu na dálku a znalosti z oblasti technologie QML, kterou považujeme za velice perspektivní.</text:p>
      <text:h text:style-name="Heading_20_2" text:outline-level="2"><text:soft-page-break/>Plán řešení projektu</text:h>
      <text:p text:style-name="Standard">Rozdělte plán do dvou časových fází (dva milníky):</text:p>
      <text:list xml:id="list1632103431" text:style-name="WWNum6">
        <text:list-item>
          <text:p text:style-name="P9">Do první revize</text:p>
        </text:list-item>
        <text:list-item>
          <text:p text:style-name="P9">Do obhajoby (s časovou rezervou)</text:p>
        </text:list-item>
      </text:list>
      <text:p text:style-name="Standard">Úlohy a podúlohy, na kterých budete pracovat, si promyslete na základě doporučení (go4goals). Ke každé podúloze jasně definujte, co budete mít hotové v každém milníku. Doporučuji cca 2-4 úlohy a pro každou definovat 2-4 podúlohy. Počet řádků tabulky si upravte dle potřeby.</text:p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row table:style-name="Tabulka1.1">
          <table:table-cell table:style-name="Tabulka1.A1" office:value-type="string">
            <text:p text:style-name="P5">Úlohy/podúlohy</text:p>
          </table:table-cell>
          <table:table-cell table:style-name="Tabulka1.A1" office:value-type="string">
            <text:p text:style-name="P5">Do první revize</text:p>
          </table:table-cell>
          <table:table-cell table:style-name="Tabulka1.A1" office:value-type="string">
            <text:p text:style-name="P5">Do obhajoby</text:p>
          </table:table-cell>
          <table:table-cell table:style-name="Tabulka1.A1" office:value-type="string">
            <text:p text:style-name="P5">Odpovědný člen týmu</text:p>
          </table:table-cell>
        </table:table-row>
        <table:table-row table:style-name="Tabulka1.2">
          <table:table-cell table:style-name="Tabulka1.A2" office:value-type="string">
            <text:p text:style-name="P2">1 Údržba repozitáře (todo, založení/rušení projektů apod.)</text:p>
          </table:table-cell>
          <table:table-cell table:style-name="Tabulka1.B2" office:value-type="string">
            <text:p text:style-name="P2">---</text:p>
          </table:table-cell>
          <table:table-cell table:style-name="Tabulka1.C2" office:value-type="string">
            <text:p text:style-name="P2">---</text:p>
          </table:table-cell>
          <table:table-cell table:style-name="Tabulka1.D2" office:value-type="string">
            <text:p text:style-name="P2">Honza</text:p>
          </table:table-cell>
        </table:table-row>
        <table:table-row table:style-name="Tabulka1.2">
          <table:table-cell table:style-name="Tabulka1.A3" office:value-type="string">
            <text:p text:style-name="P2">2 Příprava grafických podkladů (obrázky/videa ze steampunkových her, ikonky, něco pro market atd.)</text:p>
          </table:table-cell>
          <table:table-cell table:style-name="Tabulka1.B3" office:value-type="string">
            <text:p text:style-name="P2">Správné názvy a rozdělení do adresářů pro automatické načítání</text:p>
          </table:table-cell>
          <table:table-cell table:style-name="Tabulka1.C3" office:value-type="string">
            <text:p text:style-name="P2">Správná velikost, hotové retuše apod.</text:p>
          </table:table-cell>
          <table:table-cell table:style-name="Tabulka1.D3" office:value-type="string">
            <text:p text:style-name="P2">Honza, Lukáš, Radek</text:p>
          </table:table-cell>
        </table:table-row>
        <table:table-row table:style-name="Tabulka1.2">
          <table:table-cell table:style-name="Tabulka1.A5" office:value-type="string">
            <text:p text:style-name="P2">3 Vytvoření simulovaného online obchodu (marketu) pro variation00</text:p>
          </table:table-cell>
          <table:table-cell table:style-name="Tabulka1.B5" office:value-type="string">
            <text:p text:style-name="P2">Hrubá kostra rozvržení, reakce na základní vstupy (klávesnice, myš, otevření + zavření/uklizení_po_sobě)</text:p>
          </table:table-cell>
          <table:table-cell table:style-name="Tabulka1.C5" office:value-type="string">
            <text:p text:style-name="P2">Grafický materiál na svých místech, vyladěné animace.</text:p>
          </table:table-cell>
          <table:table-cell table:style-name="Tabulka1.D5" office:value-type="string">
            <text:p text:style-name="P2">Lukáš</text:p>
          </table:table-cell>
        </table:table-row>
        <table:table-row table:style-name="Tabulka1.2">
          <table:table-cell table:style-name="Tabulka1.A5" office:value-type="string">
            <text:p text:style-name="P2">4 Vytvoření nápovědy a případných dalších jednoduchých celoplošných „obrazovek“ pro obě varianty (variation00, variation01)</text:p>
          </table:table-cell>
          <table:table-cell table:style-name="Tabulka1.B5" office:value-type="string">
            <text:p text:style-name="P2">- || - (jednoduchý HTML/CSS viewer widget?)</text:p>
          </table:table-cell>
          <table:table-cell table:style-name="Tabulka1.C5" office:value-type="string">
            <text:p text:style-name="P2">Přítomen podnětný obsah, animace.</text:p>
          </table:table-cell>
          <table:table-cell table:style-name="Tabulka1.D5" office:value-type="string">
            <text:p text:style-name="P2">Radek</text:p>
          </table:table-cell>
        </table:table-row>
        <table:table-row table:style-name="Tabulka1.2">
          <table:table-cell table:style-name="Tabulka1.A6" office:value-type="string">
            <text:p text:style-name="P2">5 Vytvoření hlavního menu + exit menu; obojí včetně potřebných submenu pro variation00 (ta moderní)</text:p>
          </table:table-cell>
          <table:table-cell table:style-name="Tabulka1.B6" office:value-type="string">
            <text:p text:style-name="P2">Umístění, grafický obsah a strom hotové</text:p>
          </table:table-cell>
          <table:table-cell table:style-name="Tabulka1.C6" office:value-type="string">
            <text:p text:style-name="P2">Různé animace, průhlednost, pozadí apod.</text:p>
          </table:table-cell>
          <table:table-cell table:style-name="Tabulka1.D6" office:value-type="string">
            <text:p text:style-name="P2">Honza</text:p>
          </table:table-cell>
        </table:table-row>
        <table:table-row table:style-name="Tabulka1.2">
          <table:table-cell table:style-name="Tabulka1.A7" office:value-type="string">
            <text:p text:style-name="P2">6 Vytvoření hlavního menu včetně potřebných submenu pro variation01 (ta běžná)</text:p>
          </table:table-cell>
          <table:table-cell table:style-name="Tabulka1.B7" office:value-type="string">
            <text:p text:style-name="P2">- || - (několik obrazovek s těmi menu, vzájemně provázáných)</text:p>
          </table:table-cell>
          <table:table-cell table:style-name="Tabulka1.C7" office:value-type="string">
            <text:p text:style-name="P2">--- (pozn. bez animací)</text:p>
          </table:table-cell>
          <table:table-cell table:style-name="Tabulka1.D7" office:value-type="string">
            <text:p text:style-name="P2">Honza, Radek</text:p>
          </table:table-cell>
        </table:table-row>
        <table:table-row table:style-name="Tabulka1.2">
          <table:table-cell table:style-name="Tabulka1.A8" office:value-type="string">
            <text:p text:style-name="P2">7 Integrace vytvořených součástí + ladění</text:p>
          </table:table-cell>
          <table:table-cell table:style-name="Tabulka1.B8" office:value-type="string">
            <text:p text:style-name="P2">---</text:p>
          </table:table-cell>
          <table:table-cell table:style-name="Tabulka1.C8" office:value-type="string">
            <text:p text:style-name="P2">---</text:p>
          </table:table-cell>
          <table:table-cell table:style-name="Tabulka1.D8" office:value-type="string">
            <text:p text:style-name="P2">Honza, Lukáš, Radek</text:p>
          </table:table-cell>
        </table:table-row>
        <table:table-row table:style-name="Tabulka1.2">
          <table:table-cell table:style-name="Tabulka1.A9" office:value-type="string">
            <text:p text:style-name="P2">8 Vytvoření metodiky a dotazovacího formuláře pro měření (joint brainstorming <text:soft-page-break/>needed)</text:p>
          </table:table-cell>
          <table:table-cell table:style-name="Tabulka1.B9" office:value-type="string">
            <text:p text:style-name="P2">Osobní schůzka, dotazovací <text:soft-page-break/>formulář hotov</text:p>
          </table:table-cell>
          <table:table-cell table:style-name="Tabulka1.C9" office:value-type="string">
            <text:p text:style-name="P2">---</text:p>
          </table:table-cell>
          <table:table-cell table:style-name="Tabulka1.D9" office:value-type="string">
            <text:p text:style-name="P2">Honza, Lukáš, Radek</text:p>
          </table:table-cell>
        </table:table-row>
        <table:table-row table:style-name="Tabulka1.2">
          <table:table-cell table:style-name="Tabulka1.A10" office:value-type="string">
            <text:p text:style-name="P2">8.1 Samotné měření (sběr dat)</text:p>
          </table:table-cell>
          <table:table-cell table:style-name="Tabulka1.B10" office:value-type="string">
            <text:p text:style-name="P2">---</text:p>
          </table:table-cell>
          <table:table-cell table:style-name="Tabulka1.C10" office:value-type="string">
            <text:p text:style-name="P2">cca 30 dotázaných</text:p>
          </table:table-cell>
          <table:table-cell table:style-name="Tabulka1.D10" office:value-type="string">
            <text:p text:style-name="P2">Honza, Lukáš, Radek</text:p>
          </table:table-cell>
        </table:table-row>
        <table:table-row table:style-name="Tabulka1.2">
          <table:table-cell table:style-name="Tabulka1.A11" office:value-type="string">
            <text:p text:style-name="P2">8.2 Zpracování výsledků měření</text:p>
          </table:table-cell>
          <table:table-cell table:style-name="Tabulka1.B11" office:value-type="string">
            <text:p text:style-name="P2">---</text:p>
          </table:table-cell>
          <table:table-cell table:style-name="Tabulka1.C11" office:value-type="string">
            <text:p text:style-name="P2">Grafy, komentáře, slovní hodnocení</text:p>
          </table:table-cell>
          <table:table-cell table:style-name="Tabulka1.D11" office:value-type="string">
            <text:p text:style-name="P2">Honza</text:p>
          </table:table-cell>
        </table:table-row>
      </table:table>
      <text:p text:style-name="Standard"/>
      <text:p text:style-name="P3"/>
      <text:p text:style-name="P3">Vyplněný formulář opět vyexportujte jako PDF a odevzdejte (každý člen týmu zvlášť) do 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cs" fo:country="CZ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cs" fo:country="CZ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_20_bubliny_20_Char" style:display-name="Text bubliny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adpis_20_1_20_Char" style:display-name="Nadpis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Nadpis_20_2_20_Char" style:display-name="Nadpis 2 Char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Záhlaví_20_Char" style:display-name="Záhlaví Char" style:family="text" style:parent-style-name="Default_20_Paragraph_20_Font"/>
    <style:style style:name="Zápatí_20_Char" style:display-name="Zápatí Char" style:family="text" style:parent-style-name="Default_20_Paragraph_20_Fon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–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family-generic="roman"/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family-generic="roman"/>
      </text:list-level-style-bullet>
      <text:list-level-style-bullet text:level="3" style:num-suffix="–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family-generic="roman"/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family-generic="roman"/>
      </text:list-level-style-bullet>
      <text:list-level-style-bullet text:level="5" style:num-suffix="–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family-generic="roman"/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family-generic="roman"/>
      </text:list-level-style-bullet>
      <text:list-level-style-bullet text:level="7" style:num-suffix="–" text:bullet-char="–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family-generic="roman"/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family-generic="roman"/>
      </text:list-level-style-bullet>
      <text:list-level-style-bullet text:level="9" style:num-suffix="–" text:bullet-char="–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family-generic="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7f7f7f" fo:font-style="italic" style:font-style-asian="italic"/>
    </style:style>
    <style:style style:name="MP2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a6a6a6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Projekt ITU – Cíl a plán řešení projektu<text:tab/><text:tab/>Víťa Beran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anv</meta:initial-creator>
    <meta:editing-cycles>94</meta:editing-cycles>
    <meta:creation-date>2012-09-27T19:14:00</meta:creation-date>
    <dc:date>2012-10-29T08:25:28</dc:date>
    <meta:editing-duration>PT1H21M13S</meta:editing-duration>
    <meta:generator>LibreOffice/3.5$Linux_X86_64 LibreOffice_project/350m1$Build-2</meta:generator>
    <meta:document-statistic meta:table-count="1" meta:image-count="0" meta:object-count="0" meta:page-count="3" meta:paragraph-count="66" meta:word-count="557" meta:character-count="3814" meta:non-whitespace-character-count="333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